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style:font-name="Liberation Mono"/>
    </style:style>
    <style:style style:name="P2" style:family="paragraph" style:parent-style-name="Preformatted_20_Text">
      <style:text-properties style:font-name="Liberation Mono" officeooo:paragraph-rsid="0013aed4"/>
    </style:style>
    <style:style style:name="P3" style:family="paragraph" style:parent-style-name="Preformatted_20_Text">
      <style:text-properties style:font-name="Liberation Mono" officeooo:rsid="001fb581" officeooo:paragraph-rsid="0013aed4"/>
    </style:style>
    <style:style style:name="P4" style:family="paragraph" style:parent-style-name="Preformatted_20_Text">
      <style:text-properties fo:color="#77bc65" style:font-name="Liberation Mono"/>
    </style:style>
    <style:style style:name="P5" style:family="paragraph" style:parent-style-name="Preformatted_20_Text">
      <style:text-properties fo:font-weight="bold" style:font-weight-asian="bold" style:font-weight-complex="bold"/>
    </style:style>
    <style:style style:name="P6" style:family="paragraph" style:parent-style-name="Preformatted_20_Text">
      <style:text-properties officeooo:rsid="001fb581" officeooo:paragraph-rsid="001fb581"/>
    </style:style>
    <style:style style:name="P7" style:family="paragraph" style:parent-style-name="Text_20_body">
      <style:text-properties fo:font-weight="bold" officeooo:rsid="0013aed4" officeooo:paragraph-rsid="0013aed4" style:font-weight-asian="bold" style:font-weight-complex="bold"/>
    </style:style>
    <style:style style:name="P8" style:family="paragraph" style:parent-style-name="Text_20_body">
      <style:text-properties fo:font-weight="bold" officeooo:rsid="0015118b" officeooo:paragraph-rsid="0015118b" style:font-weight-asian="bold" style:font-weight-complex="bold"/>
    </style:style>
    <style:style style:name="P9" style:family="paragraph" style:parent-style-name="Text_20_body">
      <style:text-properties officeooo:rsid="0013aed4" officeooo:paragraph-rsid="0013aed4"/>
    </style:style>
    <style:style style:name="P10" style:family="paragraph" style:parent-style-name="Text_20_body">
      <style:text-properties officeooo:paragraph-rsid="0025da59"/>
    </style:style>
    <style:style style:name="P11" style:family="paragraph" style:parent-style-name="Standard">
      <style:text-properties officeooo:rsid="00105ca6" officeooo:paragraph-rsid="001214b5"/>
    </style:style>
    <style:style style:name="P12" style:family="paragraph" style:parent-style-name="Standard">
      <style:text-properties fo:color="#000000" style:font-name="Liberation Mono" fo:font-size="10pt" officeooo:paragraph-rsid="002a6253" style:font-size-asian="10pt" style:font-size-complex="10pt"/>
    </style:style>
    <style:style style:name="P13" style:family="paragraph" style:parent-style-name="Preformatted_20_Text">
      <style:text-properties fo:color="#77bc65" style:font-name="Liberation Mono" officeooo:paragraph-rsid="0026cc1c"/>
    </style:style>
    <style:style style:name="P14" style:family="paragraph" style:parent-style-name="Preformatted_20_Text">
      <style:text-properties fo:color="#77bc65" style:font-name="Liberation Mono" officeooo:paragraph-rsid="002882dc"/>
    </style:style>
    <style:style style:name="P15" style:family="paragraph" style:parent-style-name="Preformatted_20_Text">
      <style:text-properties fo:color="#77bc65" style:font-name="Liberation Mono" officeooo:paragraph-rsid="002a10fa"/>
    </style:style>
    <style:style style:name="P16" style:family="paragraph" style:parent-style-name="Preformatted_20_Text">
      <style:text-properties fo:color="#77bc65" style:font-name="Liberation Mono" officeooo:paragraph-rsid="002a6253"/>
    </style:style>
    <style:style style:name="P17" style:family="paragraph" style:parent-style-name="Preformatted_20_Text">
      <style:text-properties style:font-name="Liberation Mono"/>
    </style:style>
    <style:style style:name="P18" style:family="paragraph" style:parent-style-name="Preformatted_20_Text">
      <style:text-properties style:font-name="Liberation Mono" officeooo:rsid="001fb581" officeooo:paragraph-rsid="0026cc1c"/>
    </style:style>
    <style:style style:name="P19" style:family="paragraph" style:parent-style-name="Preformatted_20_Text">
      <style:text-properties fo:color="#000000"/>
    </style:style>
    <style:style style:name="P20" style:family="paragraph" style:parent-style-name="Preformatted_20_Text">
      <style:text-properties fo:color="#000000" style:font-name="Liberation Mono"/>
    </style:style>
    <style:style style:name="P21" style:family="paragraph" style:parent-style-name="Preformatted_20_Text">
      <style:text-properties fo:color="#000000" style:font-name="Liberation Mono" officeooo:paragraph-rsid="0027d3d8"/>
    </style:style>
    <style:style style:name="P22" style:family="paragraph" style:parent-style-name="Preformatted_20_Text">
      <style:text-properties fo:color="#000000" style:font-name="Liberation Mono" officeooo:paragraph-rsid="002882dc"/>
    </style:style>
    <style:style style:name="P23" style:family="paragraph" style:parent-style-name="Preformatted_20_Text">
      <style:text-properties fo:color="#000000" style:font-name="Liberation Mono" officeooo:paragraph-rsid="002a10fa"/>
    </style:style>
    <style:style style:name="P24" style:family="paragraph" style:parent-style-name="Preformatted_20_Text">
      <style:text-properties fo:color="#000000" style:font-name="Liberation Mono" fo:font-size="10pt" officeooo:paragraph-rsid="002a6253" style:font-size-asian="10pt" style:font-size-complex="10pt"/>
    </style:style>
    <style:style style:name="T1" style:family="text">
      <style:text-properties officeooo:rsid="000ec945"/>
    </style:style>
    <style:style style:name="T2" style:family="text">
      <style:text-properties fo:color="#77bc65"/>
    </style:style>
    <style:style style:name="T3" style:family="text">
      <style:text-properties fo:color="#b85c00"/>
    </style:style>
    <style:style style:name="T4" style:family="text">
      <style:text-properties fo:color="#2a6099"/>
    </style:style>
    <style:style style:name="T5" style:family="text">
      <style:text-properties fo:color="#2a6099" officeooo:rsid="0027d3d8"/>
    </style:style>
    <style:style style:name="T6" style:family="text">
      <style:text-properties fo:color="#2a6099" officeooo:rsid="0026cc1c"/>
    </style:style>
    <style:style style:name="T7" style:family="text">
      <style:text-properties fo:color="#2a6099" officeooo:rsid="002882dc"/>
    </style:style>
    <style:style style:name="T8" style:family="text">
      <style:text-properties fo:color="#2a6099" officeooo:rsid="002a6253"/>
    </style:style>
    <style:style style:name="T9" style:family="text">
      <style:text-properties fo:color="#e30079"/>
    </style:style>
    <style:style style:name="T10" style:family="text">
      <style:text-properties fo:color="#acb20c"/>
    </style:style>
    <style:style style:name="T11" style:family="text">
      <style:text-properties fo:color="#000000"/>
    </style:style>
    <style:style style:name="T12" style:family="text">
      <style:text-properties fo:color="#000000" officeooo:rsid="002882dc"/>
    </style:style>
    <style:style style:name="T13" style:family="text">
      <style:text-properties officeooo:rsid="0025da59"/>
    </style:style>
    <style:style style:name="T14" style:family="text">
      <style:text-properties officeooo:rsid="0026cc1c"/>
    </style:style>
    <style:style style:name="T15" style:family="text">
      <style:text-properties officeooo:rsid="0027d3d8"/>
    </style:style>
    <style:style style:name="T16" style:family="text">
      <style:text-properties officeooo:rsid="002882dc"/>
    </style:style>
    <style:style style:name="T17" style:family="text">
      <style:text-properties officeooo:rsid="002a10fa"/>
    </style:style>
    <style:style style:name="T18" style:family="text">
      <style:text-properties officeooo:rsid="002a625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Illustration"/>
      </text:sequence-decls>
      <text:h text:style-name="Heading_20_1" text:outline-level="1">Exercício 0<text:span text:style-name="T13">5</text:span></text:h>
      <text:p text:style-name="P10">Leia um vetor de registro de produtos com nome, código e valor e de a opção para o usuário ordenar por código e valor.</text:p>
      <text:p text:style-name="P7">Portugol</text:p>
      <text:p text:style-name="P1">Algoritmo "<text:span text:style-name="T13">Registro</text:span>"</text:p>
      <text:p text:style-name="P1"/>
      <text:p text:style-name="P13">// declarar as variáveis do programa</text:p>
      <text:p text:style-name="P20">tipo</text:p>
      <text:p text:style-name="P20"><text:s text:c="2"/><text:span text:style-name="T14">produto</text:span> = registro</text:p>
      <text:p text:style-name="P20"><text:s text:c="4"/>nome: <text:span text:style-name="T4">caracter</text:span></text:p>
      <text:p text:style-name="P20"><text:s text:c="4"/><text:span text:style-name="T14">codigo</text:span>: <text:span text:style-name="T6">inteiro</text:span></text:p>
      <text:p text:style-name="P20"><text:s text:c="4"/><text:span text:style-name="T14">valor</text:span>: <text:span text:style-name="T6">real</text:span></text:p>
      <text:p text:style-name="P20"><text:s text:c="2"/>fimregistro </text:p>
      <text:p text:style-name="P2">Var </text:p>
      <text:p text:style-name="P18"><text:s text:c="2"/>v: <text:span text:style-name="T4">vetor</text:span>[1..5] de <text:span text:style-name="T6">produto</text:span></text:p>
      <text:p text:style-name="P18"><text:span text:style-name="T6"><text:s text:c="2"/></text:span><text:span text:style-name="T7">aux</text:span><text:span text:style-name="T12">: produto</text:span></text:p>
      <text:p text:style-name="P18"><text:s text:c="2"/><text:span text:style-name="T5">posicao</text:span>, <text:span text:style-name="T5">optmenu</text:span>:inteiro</text:p>
      <text:p text:style-name="P3"><text:s text:c="2"/><text:span text:style-name="T4">trocou</text:span>, <text:span text:style-name="T5">opcao</text:span>: logico</text:p>
      <text:p text:style-name="P1"/>
      <text:p text:style-name="P1">Inicio</text:p>
      <text:p text:style-name="P4">// aqui começa o programa</text:p>
      <text:p text:style-name="P21"><text:s text:c="2"/>para <text:span text:style-name="T5">posicao</text:span> de 1 ate 5 faça</text:p>
      <text:p text:style-name="P21"><text:s text:c="4"/><text:tab/><text:span text:style-name="T15">Escreval(“Digite o nome do produto ” + </text:span><text:span text:style-name="T5">posicao</text:span><text:span text:style-name="T15"> + “: ”)</text:span></text:p>
      <text:p text:style-name="P21"><text:tab/><text:span text:style-name="T15">v[</text:span><text:span text:style-name="T5">posicao</text:span><text:span text:style-name="T15">].codigo = </text:span><text:span text:style-name="T5">posicao</text:span></text:p>
      <text:p text:style-name="P21"><text:tab/><text:span text:style-name="T15">L</text:span>eia (v[<text:span text:style-name="T5">posicao</text:span>].<text:span text:style-name="T15">nome</text:span>)</text:p>
      <text:p text:style-name="P21"><text:span text:style-name="T15"><text:tab/>Escreval(“Digite o valor produto ” + </text:span><text:span text:style-name="T5">posicao</text:span><text:span text:style-name="T15"> + “: ”)</text:span></text:p>
      <text:p text:style-name="P21"><text:tab/><text:span text:style-name="T15">L</text:span>eia (v[<text:span text:style-name="T5">posicao</text:span>].<text:span text:style-name="T15">valor</text:span>)</text:p>
      <text:p text:style-name="P21"><text:s text:c="2"/>fim para</text:p>
      <text:p text:style-name="P21"/>
      <text:p text:style-name="P21"><text:s text:c="2"/><text:span text:style-name="T5">opcao </text:span><text:span text:style-name="T15">&lt;- verdadeiro</text:span></text:p>
      <text:p text:style-name="P21"><text:s text:c="2"/></text:p>
      <text:p text:style-name="P21"><text:s text:c="2"/><text:span text:style-name="T15">enquanto ( </text:span><text:span text:style-name="T5">opcao</text:span><text:span text:style-name="T15"> ) faça</text:span></text:p>
      <text:p text:style-name="P21"><text:s text:c="4"/><text:span text:style-name="T15">Escreval(“Selecione uma opção:”)</text:span></text:p>
      <text:p text:style-name="P21"><text:s text:c="4"/><text:span text:style-name="T15">Escreval(“1 – Ordenar por código”)</text:span></text:p>
      <text:p text:style-name="P21"><text:s text:c="4"/><text:span text:style-name="T15">Escreval(“2 – Ordenar por valor”)</text:span></text:p>
      <text:p text:style-name="P21"><text:s text:c="4"/><text:span text:style-name="T15">Leia( </text:span><text:span text:style-name="T5">optmenu</text:span><text:span text:style-name="T15"> )</text:span></text:p>
      <text:p text:style-name="P21"><text:s text:c="4"/><text:span text:style-name="T15">se ( </text:span><text:span text:style-name="T5">optmenu</text:span><text:span text:style-name="T15"> é 1 ou </text:span><text:span text:style-name="T5">optmenu</text:span><text:span text:style-name="T15"> é 2 ) então</text:span></text:p>
      <text:p text:style-name="P21"><text:tab/><text:span text:style-name="T5">opcao</text:span><text:span text:style-name="T15"> &lt;- falso</text:span></text:p>
      <text:p text:style-name="P21"><text:s text:c="4"/><text:span text:style-name="T15">fimse</text:span></text:p>
      <text:p text:style-name="P21"><text:span text:style-name="T15"><text:s text:c="2"/>fimenquanto</text:span></text:p>
      <text:p text:style-name="P21"><text:s text:c="2"/></text:p>
      <text:p text:style-name="P21"><text:s text:c="2"/><text:span text:style-name="T16">se ( </text:span><text:span text:style-name="T7">optmenu</text:span><text:span text:style-name="T16"> = 1 ) então</text:span></text:p>
      <text:p text:style-name="P21"><text:s text:c="4"/><text:span text:style-name="T4">trocou</text:span> &lt;- verd<text:span text:style-name="T15">ad</text:span>eiro</text:p>
      <text:p text:style-name="P21"><text:s text:c="4"/>enquanto <text:span text:style-name="T4">trocou</text:span> = verdadeiro faça</text:p>
      <text:p text:style-name="P21"><text:s text:c="6"/><text:span text:style-name="T4">trocou</text:span> &lt;- falso</text:p>
      <text:p text:style-name="P21"><text:s text:c="8"/>para <text:span text:style-name="T5">posicao</text:span> de 1 até 4 faça</text:p>
      <text:p text:style-name="P21"><text:s text:c="4"/><text:tab/> <text:s text:c="3"/>se v[<text:span text:style-name="T5">posicao</text:span>].<text:span text:style-name="T16">codigo</text:span> &gt; v[<text:span text:style-name="T5">posicao</text:span>+1].<text:span text:style-name="T16">codigo</text:span> entao</text:p>
      <text:p text:style-name="P21"><text:s text:c="2"/><text:tab/> <text:s text:c="5"/><text:span text:style-name="T4">aux</text:span> &lt;- v[<text:span text:style-name="T5">posicao</text:span>]</text:p>
      <text:p text:style-name="P21"><text:tab/> <text:s text:c="5"/><text:span text:style-name="T15">v</text:span>[<text:span text:style-name="T5">posicao</text:span>] &lt;- v[<text:span text:style-name="T5">posicao</text:span>+1]</text:p>
      <text:p text:style-name="P21"><text:tab/> <text:s text:c="5"/>v[<text:span text:style-name="T5">posicao</text:span>+1] &lt;- <text:span text:style-name="T4">aux</text:span></text:p>
      <text:p text:style-name="P21"><text:tab/> <text:s text:c="5"/><text:span text:style-name="T4">trocou</text:span> &lt;- verdadeiro</text:p>
      <text:p text:style-name="P21"><text:tab/> <text:s text:c="3"/>fim se</text:p>
      <text:p text:style-name="P21"><text:s text:c="8"/>fim para</text:p>
      <text:p text:style-name="P14"><text:span text:style-name="T11"><text:s text:c="4"/>fim enquanto</text:span></text:p>
      <text:p text:style-name="P14"><text:span text:style-name="T11"><text:s text:c="2"/></text:span><text:span text:style-name="T12">fimse</text:span></text:p>
      <text:p text:style-name="P23"><text:s text:c="2"/><text:span text:style-name="T16">se ( </text:span><text:span text:style-name="T7">optmenu</text:span><text:span text:style-name="T16"> = 1 ) então</text:span></text:p>
      <text:p text:style-name="P23"><text:s text:c="4"/><text:span text:style-name="T4">trocou</text:span> &lt;- verd<text:span text:style-name="T15">ad</text:span>eiro</text:p>
      <text:p text:style-name="P23"><text:s text:c="4"/>enquanto <text:span text:style-name="T4">trocou</text:span> = verdadeiro faça</text:p>
      <text:p text:style-name="P23"><text:s text:c="6"/><text:span text:style-name="T4">trocou</text:span> &lt;- falso</text:p>
      <text:p text:style-name="P23"><text:soft-page-break/><text:s text:c="8"/>para <text:span text:style-name="T5">posicao</text:span> de 1 até 4 faça</text:p>
      <text:p text:style-name="P23"><text:s text:c="4"/><text:tab/> <text:s text:c="3"/>se v[<text:span text:style-name="T5">posicao</text:span>].<text:span text:style-name="T17">valor</text:span> &gt; v[<text:span text:style-name="T5">posicao</text:span>+1].<text:span text:style-name="T17">valor</text:span> entao</text:p>
      <text:p text:style-name="P23"><text:s text:c="2"/><text:tab/> <text:s text:c="5"/><text:span text:style-name="T4">aux</text:span> &lt;- v[<text:span text:style-name="T5">posicao</text:span>]</text:p>
      <text:p text:style-name="P23"><text:tab/> <text:s text:c="5"/><text:span text:style-name="T15">v</text:span>[<text:span text:style-name="T5">posicao</text:span>] &lt;- v[<text:span text:style-name="T5">posicao</text:span>+1]</text:p>
      <text:p text:style-name="P23"><text:tab/> <text:s text:c="5"/>v[<text:span text:style-name="T5">posicao</text:span>+1] &lt;- <text:span text:style-name="T4">aux</text:span></text:p>
      <text:p text:style-name="P23"><text:tab/> <text:s text:c="5"/><text:span text:style-name="T4">trocou</text:span> &lt;- verdadeiro</text:p>
      <text:p text:style-name="P23"><text:tab/> <text:s text:c="3"/>fim se</text:p>
      <text:p text:style-name="P23"><text:s text:c="8"/>fim para</text:p>
      <text:p text:style-name="P15"><text:span text:style-name="T11"><text:s text:c="4"/>fim enquanto</text:span></text:p>
      <text:p text:style-name="P16"><text:span text:style-name="T12"><text:s text:c="2"/>fimse</text:span></text:p>
      <text:p text:style-name="P16"><text:span text:style-name="T12"/></text:p>
      <text:p text:style-name="P12">para <text:span text:style-name="T5">posicao</text:span> de 1 ate 5 faça</text:p>
      <text:p text:style-name="P24"><text:s text:c="3"/><text:span text:style-name="T15">Escreval(“Código ” + v[</text:span><text:span text:style-name="T5">posicao</text:span><text:span text:style-name="T18">]</text:span><text:span text:style-name="T8">.codigo</text:span><text:span text:style-name="T15"> + “ | Nome ” + v[</text:span><text:span text:style-name="T5">posicao</text:span><text:span text:style-name="T18">]</text:span><text:span text:style-name="T8">.nome</text:span><text:span text:style-name="T15"> + “ | Valor ” + v[</text:span><text:span text:style-name="T5">posicao</text:span><text:span text:style-name="T18">]</text:span><text:span text:style-name="T8">.valor</text:span><text:span text:style-name="T15">)</text:span></text:p>
      <text:p text:style-name="P24"><text:span text:style-name="T12">fim para</text:span></text:p>
      <text:p text:style-name="P16"><text:tab/></text:p>
      <text:p text:style-name="P1">FimAlgoritmo</text:p>
      <text:p text:style-name="P9"/>
      <text:p text:style-name="P8">index.c</text:p>
      <text:p text:style-name="Preformatted_20_Text"><text:span text:style-name="T9">#include</text:span> <text:span text:style-name="T3">&lt;stdio.h&gt;</text:span></text:p>
      <text:p text:style-name="Preformatted_20_Text"><text:span text:style-name="T9">#include</text:span> <text:span text:style-name="T3">&lt;stdbool.h&gt;</text:span></text:p>
      <text:p text:style-name="Preformatted_20_Text"><text:span text:style-name="T4">void </text:span><text:span text:style-name="T10">main</text:span> () {</text:p>
      <text:p text:style-name="Preformatted_20_Text"><text:s text:c="4"/><text:span text:style-name="T2">// Variáveis</text:span></text:p>
      <text:p text:style-name="P19"><text:s text:c="4"/><text:span text:style-name="T4">typedef struct</text:span> {</text:p>
      <text:p text:style-name="P19"><text:s text:c="6"/><text:span text:style-name="T4">int </text:span>codigo;</text:p>
      <text:p text:style-name="P19"><text:s text:c="6"/><text:span text:style-name="T4">char </text:span>nome[50];</text:p>
      <text:p text:style-name="P19"><text:span text:style-name="T4"><text:s text:c="6"/>float</text:span> valor; </text:p>
      <text:p text:style-name="P19"><text:s text:c="4"/>} Produto; </text:p>
      <text:p text:style-name="P19"><text:s text:c="4"/>Produto v[5];</text:p>
      <text:p text:style-name="P19"><text:s text:c="4"/>Produto aux;</text:p>
      <text:p text:style-name="P19"><text:s text:c="4"/><text:span text:style-name="T4">int </text:span>posicao, optmenu;</text:p>
      <text:p text:style-name="P19"><text:s text:c="4"/><text:span text:style-name="T4">bool</text:span> trocou, opcao;</text:p>
      <text:p text:style-name="P19"/>
      <text:p text:style-name="P19"/>
      <text:p text:style-name="P19"><text:s text:c="4"/><text:span text:style-name="T2">// Mensagem de boas vindas</text:span></text:p>
      <text:p text:style-name="P19"><text:s text:c="4"/><text:span text:style-name="T10">printf</text:span>(<text:span text:style-name="T3">"\n----------------------------------------------------------\n"</text:span>);</text:p>
      <text:p text:style-name="P19"><text:s text:c="4"/><text:span text:style-name="T10">printf</text:span>(<text:span text:style-name="T3">"\E[33mBem vindos ao sistema de ordenação\E[0m\n"</text:span>);</text:p>
      <text:p text:style-name="P19"><text:s text:c="4"/><text:span text:style-name="T10">printf</text:span>(<text:span text:style-name="T3">"----------------------------------------------------------\n"</text:span>);</text:p>
      <text:p text:style-name="P19"><text:s text:c="6"/></text:p>
      <text:p text:style-name="P19"><text:s text:c="4"/><text:span text:style-name="T9">for</text:span>(<text:span text:style-name="T4">posicao</text:span> = 0; <text:span text:style-name="T4">posicao</text:span> &lt; 5; <text:span text:style-name="T4">posicao</text:span>++)</text:p>
      <text:p text:style-name="P19"><text:s text:c="4"/>{</text:p>
      <text:p text:style-name="P19"><text:s text:c="8"/><text:span text:style-name="T10">printf</text:span>(<text:span text:style-name="T3">"Digite o codigo do produto %d:"</text:span>, posicao + 1);</text:p>
      <text:p text:style-name="P19"><text:s text:c="8"/><text:span text:style-name="T10">scanf</text:span>(<text:span text:style-name="T3">"%d%*c"</text:span>, &amp;v[posicao].<text:span text:style-name="T4">codigo</text:span>);</text:p>
      <text:p text:style-name="P19"><text:s text:c="8"/><text:span text:style-name="T10">printf</text:span>(<text:span text:style-name="T3">"Digite o nome do produto sem espaços %d:"</text:span>, posicao + 1);</text:p>
      <text:p text:style-name="P19"><text:s text:c="8"/><text:span text:style-name="T10">scanf</text:span>(<text:span text:style-name="T3">"%s%*c"</text:span>, &amp;v[posicao].<text:span text:style-name="T4">nome</text:span>);</text:p>
      <text:p text:style-name="P19"><text:s text:c="8"/><text:span text:style-name="T10">printf</text:span>(<text:span text:style-name="T3">"Digite o valor do produto %d:"</text:span>, posicao + 1);</text:p>
      <text:p text:style-name="P19"><text:s text:c="8"/><text:span text:style-name="T10">scanf</text:span>(<text:span text:style-name="T3">"%f%*c"</text:span>, &amp;v[posicao].<text:span text:style-name="T4">valor</text:span>);</text:p>
      <text:p text:style-name="P19"><text:s text:c="4"/>}</text:p>
      <text:p text:style-name="P19"><text:s text:c="4"/></text:p>
      <text:p text:style-name="P19"><text:s text:c="4"/>opcao = <text:span text:style-name="T4">true</text:span>;</text:p>
      <text:p text:style-name="P19"><text:s text:c="4"/></text:p>
      <text:p text:style-name="P19"><text:s text:c="4"/><text:span text:style-name="T9">while</text:span>( opcao ){</text:p>
      <text:p text:style-name="P19"><text:s text:c="8"/><text:span text:style-name="T10">printf</text:span>(<text:span text:style-name="T3">"Selecione uma opção:\n"</text:span>);</text:p>
      <text:p text:style-name="P19"><text:s text:c="8"/><text:span text:style-name="T10">printf</text:span>(<text:span text:style-name="T3">"1 – Ordenar por código\n"</text:span>);</text:p>
      <text:p text:style-name="P19"><text:s text:c="8"/><text:span text:style-name="T10">printf</text:span>(<text:span text:style-name="T3">"2 – Ordenar por valor\n"</text:span>);</text:p>
      <text:p text:style-name="P19"><text:s text:c="8"/><text:span text:style-name="T10">scanf</text:span>(<text:span text:style-name="T3">"%d"</text:span>, &amp;optmenu );</text:p>
      <text:p text:style-name="P19"><text:s text:c="8"/><text:span text:style-name="T9">if</text:span> ( optmenu == 1 | optmenu == 2 ) {</text:p>
      <text:p text:style-name="P19"><text:s text:c="12"/>opcao = <text:span text:style-name="T4">false</text:span>;</text:p>
      <text:p text:style-name="P19"><text:s text:c="8"/>} <text:span text:style-name="T9">else</text:span> {</text:p>
      <text:p text:style-name="P19"><text:s text:c="12"/><text:span text:style-name="T10">printf</text:span>(<text:span text:style-name="T3">"\E[33mOpção inválida!\E[0m\n"</text:span>);</text:p>
      <text:p text:style-name="P19"><text:s text:c="8"/>}</text:p>
      <text:p text:style-name="P19"><text:s text:c="4"/>}</text:p>
      <text:p text:style-name="P19"><text:soft-page-break/><text:s text:c="3"/><text:span text:style-name="T9"><text:s/>if</text:span> ( optmenu == 1 ){</text:p>
      <text:p text:style-name="P19"><text:s text:c="8"/>trocou = <text:span text:style-name="T4">true</text:span>;</text:p>
      <text:p text:style-name="P19"><text:s text:c="8"/><text:span text:style-name="T9">while</text:span>(trocou){</text:p>
      <text:p text:style-name="P19"><text:s text:c="12"/>trocou = <text:span text:style-name="T4">false</text:span>;</text:p>
      <text:p text:style-name="P19"><text:s text:c="12"/><text:span text:style-name="T9">for</text:span>(posicao = 0; posicao &lt; 4; posicao++)</text:p>
      <text:p text:style-name="P19"><text:s text:c="12"/>{</text:p>
      <text:p text:style-name="P19"><text:s text:c="16"/><text:span text:style-name="T9">if </text:span>( v[posicao].<text:span text:style-name="T4">codigo</text:span> &gt; v[posicao+1].<text:span text:style-name="T4">codigo</text:span> ) {</text:p>
      <text:p text:style-name="P19"><text:s text:c="22"/>aux = v[posicao];</text:p>
      <text:p text:style-name="P19"><text:tab/> <text:s text:c="15"/>v[posicao] = v[posicao+1];</text:p>
      <text:p text:style-name="P19"><text:tab/> <text:s text:c="15"/>v[posicao+1] = aux;</text:p>
      <text:p text:style-name="P19"><text:tab/> <text:s text:c="15"/>trocou = <text:span text:style-name="T4">true</text:span>;</text:p>
      <text:p text:style-name="P19"><text:s text:c="16"/>}</text:p>
      <text:p text:style-name="P19"><text:s text:c="12"/>}</text:p>
      <text:p text:style-name="P19"><text:s text:c="8"/>}</text:p>
      <text:p text:style-name="P19"><text:s text:c="4"/>}</text:p>
      <text:p text:style-name="P19"><text:s text:c="4"/><text:span text:style-name="T9">if </text:span>( optmenu == 2 ){</text:p>
      <text:p text:style-name="P19"><text:s text:c="8"/>trocou = <text:span text:style-name="T4">true</text:span>;</text:p>
      <text:p text:style-name="P19"><text:s text:c="8"/><text:span text:style-name="T9">while</text:span>(trocou){</text:p>
      <text:p text:style-name="P19"><text:s text:c="12"/>trocou = <text:span text:style-name="T4">false</text:span>;</text:p>
      <text:p text:style-name="P19"><text:s text:c="12"/><text:span text:style-name="T9">for</text:span>(posicao = 0; posicao &lt; 4; posicao++)</text:p>
      <text:p text:style-name="P19"><text:s text:c="12"/>{</text:p>
      <text:p text:style-name="P19"><text:s text:c="16"/><text:span text:style-name="T9">if </text:span>( v[posicao].<text:span text:style-name="T4">valor</text:span> &gt; v[posicao+1].<text:span text:style-name="T4">valor</text:span> ) {</text:p>
      <text:p text:style-name="P19"><text:s text:c="22"/>aux = v[posicao];</text:p>
      <text:p text:style-name="P19"><text:tab/> <text:s text:c="15"/>v[posicao] = v[posicao+1];</text:p>
      <text:p text:style-name="P19"><text:tab/> <text:s text:c="15"/>v[posicao+1] = aux;</text:p>
      <text:p text:style-name="P19"><text:tab/> <text:s text:c="15"/>trocou = <text:span text:style-name="T4">true</text:span>;</text:p>
      <text:p text:style-name="P19"><text:s text:c="16"/>}</text:p>
      <text:p text:style-name="P19"><text:s text:c="12"/>}</text:p>
      <text:p text:style-name="P19"><text:s text:c="8"/>}</text:p>
      <text:p text:style-name="P19"><text:s text:c="4"/>}</text:p>
      <text:p text:style-name="P19"/>
      <text:p text:style-name="P19"><text:s text:c="4"/><text:span text:style-name="T9">for</text:span>(posicao = 0; posicao &lt; 5; posicao++)</text:p>
      <text:p text:style-name="P19"><text:s text:c="4"/>{</text:p>
      <text:p text:style-name="P19"><text:s text:c="8"/><text:span text:style-name="T10">printf</text:span>("Produto %d | %s | R$ %.2f\n", v[posicao].<text:span text:style-name="T4">codigo</text:span>, v[posicao].<text:span text:style-name="T4">nome</text:span>, v[posicao].<text:span text:style-name="T4">valor</text:span>);</text:p>
      <text:p text:style-name="P19"><text:s text:c="4"/>}</text:p>
      <text:p text:style-name="P6">}</text:p>
      <text:p text:style-name="P11"/>
      <text:p text:style-name="Preformatted_20_Text">Para compilar:</text:p>
      <text:p text:style-name="P5">gcc index.c -o ex0<text:span text:style-name="T13">5</text:span></text:p>
      <text:p text:style-name="Preformatted_20_Text"/>
      <text:p text:style-name="Preformatted_20_Text">Para rodar</text:p>
      <text:p text:style-name="P5">./<text:span text:style-name="T1">ex05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2T19:20:28.524203089</meta:creation-date>
    <dc:date>2018-12-03T03:51:10.569735712</dc:date>
    <meta:editing-duration>PT2H21M43S</meta:editing-duration>
    <meta:editing-cycles>26</meta:editing-cycles>
    <meta:generator>LibreOffice/6.1.2.1$Linux_X86_64 LibreOffice_project/10$Build-1</meta:generator>
    <meta:document-statistic meta:table-count="0" meta:image-count="0" meta:object-count="0" meta:page-count="3" meta:paragraph-count="151" meta:word-count="514" meta:character-count="4035" meta:non-whitespace-character-count="2802"/>
  </office:meta>
</office:document-meta>
</file>